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7bb4"/>
    </style:style>
    <style:style style:name="T1" style:family="text">
      <style:text-properties officeooo:rsid="00107b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uda de Baixo</text:p>
      <text:p text:style-name="P1">Ajuda de Cima </text:p>
      <text:p text:style-name="P1">Alto dos Cajueiros </text:p>
      <text:p text:style-name="P1">Aroeira </text:p>
      <text:p text:style-name="P1">Bairro da Glória </text:p>
      <text:p text:style-name="P1">Barra de Macaé </text:p>
      <text:p text:style-name="P1">Botafogo </text:p>
      <text:p text:style-name="P1">Cabiúnas </text:p>
      <text:p text:style-name="P1">Cajueiros </text:p>
      <text:p text:style-name="P1">Campo D'Oeste </text:p>
      <text:p text:style-name="P1">Cancela Preta </text:p>
      <text:p text:style-name="P1">Cavaleiros Centro </text:p>
      <text:p text:style-name="P1">Costa do Sol </text:p>
      <text:p text:style-name="P1">Engenho da Praia </text:p>
      <text:p text:style-name="P1">Fronteira </text:p>
      <text:p text:style-name="P1">Granja dos Cavaleiros</text:p>
      <text:p text:style-name="P1">Horto Imbetiba</text:p>
      <text:p text:style-name="P1">Imboassica</text:p>
      <text:p text:style-name="P1">Jardim Santo Ant<text:span text:style-name="T1">ô</text:span>nio</text:p>
      <text:p text:style-name="P1">Jardim Vitória</text:p>
      <text:p text:style-name="P1">Lagoa</text:p>
      <text:p text:style-name="P1">Lagomar</text:p>
      <text:p text:style-name="P1">Malvinas Miramar</text:p>
      <text:p text:style-name="P1">Mirante da Lagoa</text:p>
      <text:p text:style-name="P1">Nova Esperança</text:p>
      <text:p text:style-name="P1">Nova Holanda</text:p>
      <text:p text:style-name="P1">Novo Cavaleiros </text:p>
      <text:p text:style-name="P1">Novo Horizonte</text:p>
      <text:p text:style-name="P1">Parque Aeroporto</text:p>
      <text:p text:style-name="P1">Parque Atlantico</text:p>
      <text:p text:style-name="P1">Parque União</text:p>
      <text:p text:style-name="P1">Praia Campista</text:p>
      <text:p text:style-name="P1">Praia do Pecado</text:p>
      <text:p text:style-name="P1">Riviera Fluminense</text:p>
      <text:p text:style-name="P1">Sol Y Mar</text:p>
      <text:p text:style-name="P1">São José do Barreto</text:p>
      <text:p text:style-name="P1">São Marcos</text:p>
      <text:p text:style-name="P1">Vale Encantado</text:p>
      <text:p text:style-name="P1">Virgem Santa</text:p>
      <text:p text:style-name="P1">Visconde de Araúj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1T17:31:23.824000000</meta:creation-date>
    <dc:date>2021-06-01T17:35:36.729000000</dc:date>
    <meta:editing-duration>PT4M17S</meta:editing-duration>
    <meta:editing-cycles>1</meta:editing-cycles>
    <meta:document-statistic meta:table-count="0" meta:image-count="0" meta:object-count="0" meta:page-count="1" meta:paragraph-count="40" meta:word-count="87" meta:character-count="554" meta:non-whitespace-character-count="491"/>
    <meta:generator>LibreOffice/6.4.1.2$Windows_X86_64 LibreOffice_project/4d224e95b98b138af42a64d84056446d09082932</meta:generator>
  </office:meta>
</office:document-meta>
</file>